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ot" svg:stroke-width="0.1cm" svg:stroke-color="#000000" draw:marker-start-width="0.15cm" draw:marker-end-width="0.15cm" svg:stroke-linecap="butt" draw:fill-color="#ffffff" draw:textarea-horizontal-align="justify" draw:textarea-vertical-align="middle" draw:auto-grow-height="false" fo:min-height="0cm" fo:min-width="2.65cm" fo:padding-top="0.175cm" fo:padding-bottom="0.175cm" fo:padding-left="0.3cm" fo:padding-right="0.3cm" loext:decorative="false"/>
    </style:style>
    <style:style style:name="gr2" style:family="graphic" style:parent-style-name="standard">
      <style:graphic-properties draw:stroke="solid" draw:stroke-dash="Dot" svg:stroke-width="0.1cm" svg:stroke-color="#000000" draw:marker-start-width="0.15cm" draw:marker-end-width="0.15cm" svg:stroke-linecap="butt" draw:fill-color="#ffffff" draw:textarea-horizontal-align="justify" draw:textarea-vertical-align="middle" draw:auto-grow-height="false" fo:min-height="0cm" fo:min-width="3.131cm" fo:padding-top="0.175cm" fo:padding-bottom="0.175cm" fo:padding-left="0.3cm" fo:padding-right="0.3cm" loext:decorative="false"/>
    </style:style>
    <style:style style:name="gr3" style:family="graphic" style:parent-style-name="standard">
      <style:graphic-properties draw:stroke="solid" draw:stroke-dash="Dot" svg:stroke-width="0.1cm" svg:stroke-color="#000000" draw:marker-start-width="0.15cm" draw:marker-end-width="0.15cm" svg:stroke-linecap="butt" draw:fill-color="#ffffff" draw:textarea-horizontal-align="justify" draw:textarea-vertical-align="middle" draw:auto-grow-height="false" fo:min-height="0cm" fo:min-width="0.65cm" fo:padding-top="0.175cm" fo:padding-bottom="0.175cm" fo:padding-left="0.3cm" fo:padding-right="0.3cm" loext:decorative="false"/>
    </style:style>
    <style:style style:name="gr4" style:family="graphic" style:parent-style-name="standard">
      <style:graphic-properties draw:stroke="solid" draw:stroke-dash="Dot" svg:stroke-width="0.1cm" svg:stroke-color="#000000" draw:marker-start-width="0.15cm" draw:marker-end-width="0.15cm" svg:stroke-linecap="butt" draw:fill-color="#ffffff" draw:textarea-horizontal-align="justify" draw:textarea-vertical-align="middle" draw:auto-grow-height="false" fo:min-height="0cm" fo:min-width="1.4cm" fo:padding-top="0.175cm" fo:padding-bottom="0.175cm" fo:padding-left="0.3cm" fo:padding-right="0.3cm" loext:decorative="false"/>
    </style:style>
    <style:style style:name="gr5" style:family="graphic" style:parent-style-name="standard">
      <style:graphic-properties draw:stroke="solid" draw:stroke-dash="Dot" svg:stroke-width="0.1cm" svg:stroke-color="#000000" draw:marker-start-width="0.15cm" draw:marker-end-width="0.15cm" svg:stroke-linecap="butt" draw:fill-color="#ffffff" draw:textarea-horizontal-align="justify" draw:textarea-vertical-align="middle" draw:auto-grow-height="false" fo:min-height="0cm" fo:min-width="0cm" fo:padding-top="0.175cm" fo:padding-bottom="0.175cm" fo:padding-left="0.3cm" fo:padding-right="0.3cm" loext:decorative="false"/>
    </style:style>
    <style:style style:name="gr6" style:family="graphic" style:parent-style-name="standard">
      <style:graphic-properties draw:stroke="solid" draw:stroke-dash="Dot" svg:stroke-width="0.1cm" svg:stroke-color="#000000" draw:marker-start-width="0.15cm" draw:marker-end-width="0.15cm" svg:stroke-linecap="butt" draw:fill-color="#ffffff" draw:textarea-horizontal-align="justify" draw:textarea-vertical-align="middle" draw:auto-grow-height="false" fo:min-height="0cm" fo:min-width="2.449cm" fo:padding-top="0.175cm" fo:padding-bottom="0.175cm" fo:padding-left="0.3cm" fo:padding-right="0.3cm" loext:decorative="false"/>
    </style:style>
    <style:style style:name="gr7" style:family="graphic" style:parent-style-name="standard">
      <style:graphic-properties draw:stroke="solid" draw:stroke-dash="Dot" svg:stroke-width="0.1cm" svg:stroke-color="#000000" draw:marker-start-width="0.15cm" draw:marker-end-width="0.15cm" svg:stroke-linecap="butt" draw:fill-color="#ffffff" draw:textarea-horizontal-align="justify" draw:textarea-vertical-align="middle" draw:auto-grow-height="false" fo:min-height="0cm" fo:min-width="2.981cm" fo:padding-top="0.175cm" fo:padding-bottom="0.175cm" fo:padding-left="0.3cm" fo:padding-right="0.3cm" loext:decorative="false"/>
    </style:style>
    <style:style style:name="gr8" style:family="graphic" style:parent-style-name="standard">
      <style:graphic-properties draw:stroke="solid" draw:stroke-dash="Dot" svg:stroke-width="0.1cm" svg:stroke-color="#000000" draw:marker-start-width="0.15cm" draw:marker-end-width="0.15cm" svg:stroke-linecap="butt" draw:fill-color="#ffffff" draw:textarea-horizontal-align="justify" draw:textarea-vertical-align="middle" draw:auto-grow-height="false" fo:min-height="0cm" fo:min-width="3.15cm" fo:padding-top="0.175cm" fo:padding-bottom="0.175cm" fo:padding-left="0.3cm" fo:padding-right="0.3cm" loext:decorative="false"/>
    </style:style>
    <style:style style:name="gr9" style:family="graphic" style:parent-style-name="standard">
      <style:graphic-properties draw:stroke="solid" draw:stroke-dash="Dot" svg:stroke-width="0.1cm" svg:stroke-color="#000000" draw:marker-start-width="0.15cm" draw:marker-end-width="0.15cm" svg:stroke-linecap="butt" draw:fill-color="#ffffff" draw:textarea-horizontal-align="justify" draw:textarea-vertical-align="middle" draw:auto-grow-height="false" fo:min-height="0cm" fo:min-width="2.4cm" fo:padding-top="0.175cm" fo:padding-bottom="0.175cm" fo:padding-left="0.3cm" fo:padding-right="0.3cm" loext:decorative="false"/>
    </style:style>
    <style:style style:name="gr10" style:family="graphic" style:parent-style-name="standard">
      <style:graphic-properties draw:stroke="solid" draw:stroke-dash="Dot" svg:stroke-width="0.1cm" svg:stroke-color="#000000" draw:marker-start-width="0.15cm" draw:marker-end-width="0.15cm" svg:stroke-linecap="butt" draw:fill-color="#ffffff" draw:textarea-horizontal-align="justify" draw:textarea-vertical-align="middle" draw:auto-grow-height="false" fo:min-height="0cm" fo:min-width="0.15cm" fo:padding-top="0.175cm" fo:padding-bottom="0.175cm" fo:padding-left="0.3cm" fo:padding-right="0.3cm" loext:decorative="false"/>
    </style:style>
    <style:style style:name="gr11" style:family="graphic" style:parent-style-name="standard">
      <style:graphic-properties draw:stroke="solid" draw:stroke-dash="Dot" svg:stroke-width="0.1cm" svg:stroke-color="#000000" draw:marker-start-width="0.15cm" draw:marker-end-width="0.15cm" svg:stroke-linecap="butt" draw:fill-color="#ffffff" draw:textarea-horizontal-align="justify" draw:textarea-vertical-align="middle" draw:auto-grow-height="false" fo:min-height="0cm" fo:min-width="0.4cm" fo:padding-top="0.175cm" fo:padding-bottom="0.175cm" fo:padding-left="0.3cm" fo:padding-right="0.3cm" loext:decorative="false"/>
    </style:style>
    <style:style style:name="gr12" style:family="graphic" style:parent-style-name="standard">
      <style:graphic-properties draw:stroke="solid" draw:stroke-dash="Dot" svg:stroke-width="0.1cm" svg:stroke-color="#000000" draw:marker-start-width="0.15cm" draw:marker-end-width="0.15cm" svg:stroke-linecap="butt" draw:fill-color="#ffffff" draw:textarea-horizontal-align="justify" draw:textarea-vertical-align="middle" draw:auto-grow-height="false" fo:min-height="0cm" fo:min-width="0.9cm" fo:padding-top="0.175cm" fo:padding-bottom="0.175cm" fo:padding-left="0.3cm" fo:padding-right="0.3cm" loext:decorative="false"/>
    </style:style>
    <style:style style:name="gr13" style:family="graphic" style:parent-style-name="standard">
      <style:graphic-properties draw:stroke="none" draw:stroke-dash="Dot" svg:stroke-width="0.2cm" svg:stroke-color="#000000" svg:stroke-linecap="butt" draw:fill="none" fo:min-height="0.476cm" fo:padding-top="0.225cm" fo:padding-bottom="0.225cm" fo:padding-left="0.35cm" fo:padding-right="0.35cm" loext:decorative="false"/>
      <style:paragraph-properties style:writing-mode="lr-tb"/>
    </style:style>
    <style:style style:name="gr14" style:family="graphic" style:parent-style-name="standard">
      <style:graphic-properties draw:stroke="none" draw:stroke-dash="Dot" svg:stroke-width="0.2cm" svg:stroke-color="#000000" svg:stroke-linecap="butt" draw:fill="none" fo:min-height="0.434cm" fo:padding-top="0.225cm" fo:padding-bottom="0.225cm" fo:padding-left="0.35cm" fo:padding-right="0.35cm" loext:decorative="false"/>
      <style:paragraph-properties style:writing-mode="lr-tb"/>
    </style:style>
    <style:style style:name="gr15" style:family="graphic" style:parent-style-name="standard">
      <style:graphic-properties draw:stroke="none" draw:stroke-dash="Dot" svg:stroke-width="0.2cm" svg:stroke-color="#000000" svg:stroke-linecap="butt" draw:fill="none" draw:fill-color="#ffffff" draw:textarea-horizontal-align="left" draw:auto-grow-height="true" draw:auto-grow-width="true" fo:min-height="0cm" fo:min-width="0cm" fo:padding-top="0.225cm" fo:padding-bottom="0.225cm" fo:padding-left="0.35cm" fo:padding-right="0.35cm" loext:decorative="false"/>
      <style:paragraph-properties style:writing-mode="lr-tb"/>
    </style:style>
    <style:style style:name="gr16" style:family="graphic" style:parent-style-name="standard">
      <style:graphic-properties draw:stroke="solid" draw:stroke-dash="Dot" svg:stroke-width="0.1cm" svg:stroke-color="#000000" draw:marker-start-width="0.15cm" draw:marker-end-width="0.15cm" svg:stroke-linecap="butt" draw:fill-color="#ffffff" draw:textarea-horizontal-align="justify" draw:textarea-vertical-align="middle" draw:auto-grow-height="false" fo:min-height="0.9cm" fo:min-width="1.15cm" fo:padding-top="0.175cm" fo:padding-bottom="0.175cm" fo:padding-left="0.3cm" fo:padding-right="0.3cm" loext:decorative="false"/>
      <style:paragraph-properties style:writing-mode="lr-tb"/>
    </style:style>
    <style:style style:name="gr17" style:family="graphic" style:parent-style-name="standard">
      <style:graphic-properties draw:stroke="none" draw:stroke-dash="Dot" svg:stroke-width="0.2cm" svg:stroke-color="#000000" svg:stroke-linecap="butt" draw:fill="none" draw:fill-color="#ffffff" draw:textarea-horizontal-align="left" draw:auto-grow-height="true" draw:auto-grow-width="false" fo:min-height="0.789cm" fo:min-width="0cm" fo:padding-top="0.225cm" fo:padding-bottom="0.225cm" fo:padding-left="0.35cm" fo:padding-right="0.35cm" loext:decorative="false"/>
      <style:paragraph-properties style:writing-mode="lr-tb"/>
    </style:style>
    <style:style style:name="gr18" style:family="graphic" style:parent-style-name="standard">
      <style:graphic-properties draw:stroke="none" draw:stroke-dash="Dot" svg:stroke-width="0.2cm" svg:stroke-color="#000000" svg:stroke-linecap="butt" draw:fill="none" fo:min-height="0.358cm" fo:padding-top="0.225cm" fo:padding-bottom="0.225cm" fo:padding-left="0.35cm" fo:padding-right="0.35cm" loext:decorative="false"/>
      <style:paragraph-properties style:writing-mode="lr-tb"/>
    </style:style>
    <style:style style:name="gr19" style:family="graphic" style:parent-style-name="standard">
      <style:graphic-properties draw:stroke="solid" draw:stroke-dash="Dot" svg:stroke-width="0.1cm" svg:stroke-color="#000000" draw:marker-start-width="0.15cm" draw:marker-end-width="0.15cm" svg:stroke-linecap="butt" draw:fill-color="#ffffff" draw:textarea-horizontal-align="justify" draw:textarea-vertical-align="middle" draw:auto-grow-height="false" fo:min-height="1.4cm" fo:min-width="1.65cm" fo:padding-top="0.175cm" fo:padding-bottom="0.175cm" fo:padding-left="0.3cm" fo:padding-right="0.3cm" loext:decorative="false"/>
      <style:paragraph-properties style:writing-mode="lr-tb"/>
    </style:style>
    <style:style style:name="gr20" style:family="graphic" style:parent-style-name="standard">
      <style:graphic-properties draw:stroke="solid" draw:stroke-dash="Dot" svg:stroke-width="0.1cm" svg:stroke-color="#000000" draw:marker-start-width="0.15cm" draw:marker-end-width="0.15cm" svg:stroke-linecap="butt" draw:fill-color="#ffffff" draw:textarea-horizontal-align="justify" draw:textarea-vertical-align="middle" draw:auto-grow-height="false" fo:min-height="0cm" fo:min-width="1.15cm" fo:padding-top="0.175cm" fo:padding-bottom="0.175cm" fo:padding-left="0.3cm" fo:padding-right="0.3cm" loext:decorative="false"/>
    </style:style>
    <style:style style:name="gr21" style:family="graphic" style:parent-style-name="Arrow_20_Line" style:list-style-name="L1">
      <style:graphic-properties draw:stroke-dash="Dot" svg:stroke-width="0.05cm" svg:stroke-linecap="butt" draw:textarea-vertical-align="middle" loext:decorative="false"/>
      <style:paragraph-properties style:writing-mode="lr-tb"/>
    </style:style>
    <style:style style:name="gr22" style:family="graphic" style:parent-style-name="Arrow_20_Line" style:list-style-name="L1">
      <style:graphic-properties draw:stroke-dash="Dot" svg:stroke-width="0.05cm" svg:stroke-linecap="butt" draw:textarea-vertical-align="middle" loext:decorative="false"/>
      <style:paragraph-properties style:writing-mode="lr-tb"/>
    </style:style>
    <style:style style:name="gr23" style:family="graphic" style:parent-style-name="Arrow_20_Line" style:list-style-name="L1">
      <style:graphic-properties draw:stroke-dash="Dot" svg:stroke-width="0.05cm" svg:stroke-linecap="butt" draw:textarea-vertical-align="middle" loext:decorative="false"/>
      <style:paragraph-properties style:writing-mode="lr-tb"/>
    </style:style>
    <style:style style:name="gr24" style:family="graphic" style:parent-style-name="Arrow_20_Line" style:list-style-name="L1">
      <style:graphic-properties draw:stroke-dash="Dot" svg:stroke-width="0.05cm" svg:stroke-linecap="butt" draw:textarea-vertical-align="middle" loext:decorative="false"/>
      <style:paragraph-properties style:writing-mode="lr-tb"/>
    </style:style>
    <style:style style:name="gr25" style:family="graphic" style:parent-style-name="Arrow_20_Line" style:list-style-name="L1">
      <style:graphic-properties draw:stroke-dash="Dot" svg:stroke-width="0.05cm" svg:stroke-linecap="butt" draw:textarea-vertical-align="middle" loext:decorative="false"/>
      <style:paragraph-properties style:writing-mode="lr-tb"/>
    </style:style>
    <style:style style:name="gr26" style:family="graphic" style:parent-style-name="Arrow_20_Line" style:list-style-name="L1">
      <style:graphic-properties draw:stroke-dash="Dot" svg:stroke-width="0.05cm" svg:stroke-linecap="butt" draw:textarea-vertical-align="middle" loext:decorative="false"/>
      <style:paragraph-properties style:writing-mode="lr-tb"/>
    </style:style>
    <style:style style:name="gr27" style:family="graphic" style:parent-style-name="Arrow_20_Line" style:list-style-name="L1">
      <style:graphic-properties draw:stroke-dash="Dot" svg:stroke-width="0.05cm" svg:stroke-linecap="butt" draw:textarea-vertical-align="middle" loext:decorative="false"/>
      <style:paragraph-properties style:writing-mode="lr-tb"/>
    </style:style>
    <style:style style:name="gr28" style:family="graphic" style:parent-style-name="Arrow_20_Line" style:list-style-name="L1">
      <style:graphic-properties draw:stroke-dash="Dot" svg:stroke-width="0.05cm" svg:stroke-linecap="butt" draw:textarea-vertical-align="middle" loext:decorative="false"/>
      <style:paragraph-properties style:writing-mode="lr-tb"/>
    </style:style>
    <style:style style:name="gr29" style:family="graphic" style:parent-style-name="Arrow_20_Line" style:list-style-name="L1">
      <style:graphic-properties draw:stroke-dash="Dot" svg:stroke-width="0.05cm" svg:stroke-linecap="butt" draw:textarea-vertical-align="middle" loext:decorative="false"/>
      <style:paragraph-properties style:writing-mode="lr-tb"/>
    </style:style>
    <style:style style:name="gr30" style:family="graphic" style:parent-style-name="Arrow_20_Line" style:list-style-name="L1">
      <style:graphic-properties draw:stroke-dash="Dot" svg:stroke-width="0.05cm" svg:stroke-linecap="butt" draw:textarea-vertical-align="middle" loext:decorative="false"/>
      <style:paragraph-properties style:writing-mode="lr-tb"/>
    </style:style>
    <style:style style:name="gr31" style:family="graphic" style:parent-style-name="Arrow_20_Line" style:list-style-name="L1">
      <style:graphic-properties draw:stroke-dash="Dot" svg:stroke-width="0.05cm" svg:stroke-linecap="butt" draw:textarea-vertical-align="middle" loext:decorative="false"/>
      <style:paragraph-properties style:writing-mode="lr-tb"/>
    </style:style>
    <style:style style:name="gr32" style:family="graphic" style:parent-style-name="Arrow_20_Line" style:list-style-name="L1">
      <style:graphic-properties draw:stroke-dash="Dot" svg:stroke-width="0.05cm" svg:stroke-linecap="butt" draw:textarea-vertical-align="middle" loext:decorative="false"/>
      <style:paragraph-properties style:writing-mode="lr-tb"/>
    </style:style>
    <style:style style:name="gr33" style:family="graphic" style:parent-style-name="Arrow_20_Line" style:list-style-name="L1">
      <style:graphic-properties draw:stroke-dash="Dot" svg:stroke-width="0.05cm" svg:stroke-linecap="butt" draw:textarea-vertical-align="middle" loext:decorative="false"/>
      <style:paragraph-properties style:writing-mode="lr-tb"/>
    </style:style>
    <style:style style:name="gr34" style:family="graphic" style:parent-style-name="Arrow_20_Line" style:list-style-name="L1">
      <style:graphic-properties draw:stroke-dash="Dot" svg:stroke-width="0.05cm" svg:stroke-linecap="butt" draw:textarea-vertical-align="middle" loext:decorative="false"/>
      <style:paragraph-properties style:writing-mode="lr-tb"/>
    </style:style>
    <style:style style:name="gr35" style:family="graphic" style:parent-style-name="Arrow_20_Line" style:list-style-name="L1">
      <style:graphic-properties draw:stroke-dash="Dot" svg:stroke-width="0.05cm" svg:stroke-linecap="butt" draw:textarea-vertical-align="middle" loext:decorative="false"/>
      <style:paragraph-properties style:writing-mode="lr-tb"/>
    </style:style>
    <style:style style:name="gr36" style:family="graphic" style:parent-style-name="Arrow_20_Line" style:list-style-name="L1">
      <style:graphic-properties draw:stroke-dash="Dot" svg:stroke-width="0.05cm" svg:stroke-linecap="butt" draw:textarea-vertical-align="middle" loext:decorative="false"/>
      <style:paragraph-properties style:writing-mode="lr-tb"/>
    </style:style>
    <style:style style:name="gr37" style:family="graphic" style:parent-style-name="Arrow_20_Line" style:list-style-name="L1">
      <style:graphic-properties draw:stroke-dash="Dot" svg:stroke-width="0.05cm" svg:stroke-linecap="butt" draw:textarea-vertical-align="middle" loext:decorative="false"/>
      <style:paragraph-properties style:writing-mode="lr-tb"/>
    </style:style>
    <style:style style:name="gr38" style:family="graphic" style:parent-style-name="Arrow_20_Line" style:list-style-name="L1">
      <style:graphic-properties draw:stroke-dash="Dot" svg:stroke-width="0.05cm" svg:stroke-linecap="butt" draw:textarea-vertical-align="middle" loext:decorative="false"/>
      <style:paragraph-properties style:writing-mode="lr-tb"/>
    </style:style>
    <style:style style:name="gr39" style:family="graphic" style:parent-style-name="Arrow_20_Line" style:list-style-name="L1">
      <style:graphic-properties draw:stroke-dash="Dot" svg:stroke-width="0.05cm" svg:stroke-linecap="butt" draw:textarea-vertical-align="middle" loext:decorative="false"/>
      <style:paragraph-properties style:writing-mode="lr-tb"/>
    </style:style>
    <style:style style:name="gr40" style:family="graphic" style:parent-style-name="Arrow_20_Line" style:list-style-name="L1">
      <style:graphic-properties draw:stroke-dash="Dot" svg:stroke-width="0.05cm" svg:stroke-linecap="butt" draw:textarea-vertical-align="middle" loext:decorative="false"/>
      <style:paragraph-properties style:writing-mode="lr-tb"/>
    </style:style>
    <style:style style:name="gr41" style:family="graphic" style:parent-style-name="Arrow_20_Line" style:list-style-name="L1">
      <style:graphic-properties draw:stroke-dash="Dot" svg:stroke-width="0.05cm" svg:stroke-linecap="butt" draw:textarea-vertical-align="middle" loext:decorative="false"/>
      <style:paragraph-properties style:writing-mode="lr-tb"/>
    </style:style>
    <style:style style:name="gr42" style:family="graphic" style:parent-style-name="Arrow_20_Line" style:list-style-name="L1">
      <style:graphic-properties draw:stroke-dash="Dot" svg:stroke-width="0.05cm" svg:stroke-linecap="butt" draw:textarea-vertical-align="middle" loext:decorative="false"/>
      <style:paragraph-properties style:writing-mode="lr-tb"/>
    </style:style>
    <style:style style:name="gr43" style:family="graphic" style:parent-style-name="Arrow_20_Line" style:list-style-name="L1">
      <style:graphic-properties draw:stroke-dash="Dot" svg:stroke-width="0.05cm" svg:stroke-linecap="butt" draw:textarea-vertical-align="middle" loext:decorative="false"/>
      <style:paragraph-properties style:writing-mode="lr-tb"/>
    </style:style>
    <style:style style:name="gr44" style:family="graphic" style:parent-style-name="Arrow_20_Line" style:list-style-name="L1">
      <style:graphic-properties draw:stroke-dash="Dot" svg:stroke-width="0.05cm" svg:stroke-linecap="butt" draw:textarea-vertical-align="middle" loext:decorative="false"/>
      <style:paragraph-properties style:writing-mode="lr-tb"/>
    </style:style>
    <style:style style:name="gr45" style:family="graphic" style:parent-style-name="Arrow_20_Line" style:list-style-name="L1">
      <style:graphic-properties draw:stroke-dash="Dot" svg:stroke-width="0.05cm" svg:stroke-linecap="butt" draw:textarea-vertical-align="middle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text-properties fo:font-weight="bold"/>
    </style:style>
    <style:style style:name="P3" style:family="paragraph">
      <style:text-properties fo:font-weight="bold"/>
    </style:style>
    <style:style style:name="P4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P7" style:family="paragraph">
      <loext:graphic-properties draw:fill="none" draw:fill-color="#ffffff"/>
      <style:text-properties fo:font-size="10pt" fo:font-weight="bold" style:font-size-asian="10pt" style:font-size-complex="10pt"/>
    </style:style>
    <style:style style:name="P8" style:family="paragraph">
      <style:paragraph-properties fo:text-align="center"/>
      <style:text-properties style:font-name="Arial" fo:font-size="9pt" style:font-size-asian="9pt" style:font-size-complex="9pt"/>
    </style:style>
    <style:style style:name="P9" style:family="paragraph">
      <loext:graphic-properties draw:fill-color="#ffffff"/>
      <style:paragraph-properties fo:text-align="center"/>
      <style:text-properties style:font-name="Arial" fo:font-size="9pt" style:font-size-asian="9pt" style:font-size-complex="9pt"/>
    </style:style>
    <style:style style:name="P10" style:family="paragraph">
      <loext:graphic-properties draw:fill="none" draw:fill-color="#ffffff"/>
      <style:text-properties fo:font-size="13pt" fo:font-weight="bold" style:font-size-asian="13pt" style:font-size-complex="13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0000" loext:opacity="100%" style:text-outline="false" style:text-line-through-style="none" style:text-line-through-type="none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0000" loext:opacity="100%" style:text-outline="false" style:text-line-through-style="none" style:text-line-through-type="none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0000" loext:opacity="100%" style:text-outline="false" style:text-line-through-style="none" style:text-line-through-type="none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0000" loext:opacity="100%" style:text-outline="false" style:text-line-through-style="none" style:text-line-through-type="none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0000" loext:opacity="100%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0000" loext:opacity="100%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text-properties fo:font-size="18pt"/>
    </style:style>
    <style:style style:name="P18" style:family="paragraph">
      <loext:graphic-properties draw:fill="none"/>
      <style:text-properties fo:font-size="18pt" fo:font-weight="bold"/>
    </style:style>
    <style:style style:name="P19" style:family="paragraph">
      <style:text-properties fo:font-size="11pt" fo:font-weight="bold"/>
    </style:style>
    <style:style style:name="P20" style:family="paragraph">
      <style:paragraph-properties fo:text-align="center"/>
      <style:text-properties fo:font-size="11pt"/>
    </style:style>
    <style:style style:name="P21" style:family="paragraph">
      <style:text-properties fo:font-size="10pt" fo:font-weight="bold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0000" loext:opacity="100%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Lucida Sans" style:font-size-complex="9pt" style:font-style-complex="normal" style:font-weight-complex="bold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0000" loext:opacity="100%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Lucida Sans" style:font-size-complex="9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size="12pt" fo:font-weight="bold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9pt" fo:font-weight="bold" style:font-size-asian="9pt" style:font-size-complex="9pt"/>
    </style:style>
    <style:style style:name="T7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color="#ff0000" loext:opacity="100%" style:font-name="Arial" fo:font-size="9pt" fo:font-weight="bold" style:font-size-asian="9pt" style:font-weight-asian="bold" style:font-size-complex="9pt" style:font-weight-complex="bold"/>
    </style:style>
    <style:style style:name="T10" style:family="text">
      <style:text-properties fo:color="#ff0000" loext:opacity="100%" style:font-name="Arial" fo:font-size="9pt" style:font-size-asian="9pt" style:font-size-complex="9pt"/>
    </style:style>
    <style:style style:name="T11" style:family="text">
      <style:text-properties fo:font-variant="normal" fo:text-transform="none" fo:color="#ff0000" loext:opacity="100%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Lucida Sans" style:font-size-complex="9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3.25cm" svg:height="0.001cm" svg:x="4.2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31cm" svg:height="0.007cm" draw:transform="rotate (-1.57271618897209) translate (4.264cm 0.999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3.731cm" svg:height="0.007cm" draw:transform="rotate (-1.57271618897209) translate (7.514cm 0.999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1" draw:layer="layout" svg:width="1.25cm" svg:height="0.001cm" svg:x="4.25cm" svg:y="4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5cm" svg:height="0.001cm" svg:x="6.25cm" svg:y="4.7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5cm" svg:height="0.001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31cm" svg:height="0.007cm" draw:transform="rotate (-1.57271618897209) translate (1.014cm 1.018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3.731cm" svg:height="0.003cm" draw:transform="rotate (-1.57271618897209) translate (4.253cm 1.018cm)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4" draw:text-style-name="P1" draw:layer="layout" svg:width="2cm" svg:height="0.001cm" svg:x="1cm" svg:y="4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0.001cm" svg:x="3.75cm" svg:y="4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049cm" svg:height="0.001cm" svg:x="10.75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31cm" svg:height="0.007cm" draw:transform="rotate (-1.57271618897209) translate (10.765cm 0.999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3.25cm" svg:height="0.001cm" svg:x="7.50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31cm" svg:height="0.007cm" draw:transform="rotate (-1.57271618897209) translate (7.515cm 1.018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3.731cm" svg:height="0.003cm" draw:transform="rotate (-1.57271618897209) translate (10.754cm 1.018cm)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3" draw:text-style-name="P1" draw:layer="layout" svg:width="1.25cm" svg:height="0.001cm" svg:x="7.501cm" svg:y="4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5cm" svg:height="0.001cm" svg:x="9.501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31cm" svg:height="0.011cm" draw:transform="rotate (-1.57271618897209) translate (13.818cm 1.018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7" draw:text-style-name="P1" draw:layer="layout" svg:width="3.581cm" svg:height="0.008cm" draw:transform="rotate (-1.57271618897209) translate (4.265cm 5.749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8" draw:text-style-name="P1" draw:layer="layout" svg:width="3.75cm" svg:height="0.008cm" draw:transform="rotate (-1.57271618897209) translate (1.015cm 5.75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8" draw:text-style-name="P1" draw:layer="layout" svg:width="3.75cm" svg:height="0.001cm" draw:transform="rotate (-1.57271618897209) translate (4.257cm 5.75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8" draw:text-style-name="P1" draw:layer="layout" svg:width="3.75cm" svg:height="0.007cm" draw:transform="rotate (-1.57271618897209) translate (13.807cm 5.75cm)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5" draw:text-style-name="P1" draw:layer="layout" svg:width="0.5cm" svg:height="0.001cm" svg:x="3.75cm" svg:y="5.7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0.001cm" svg:x="1cm" svg:y="5.7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5cm" svg:height="0.001cm" svg:x="1cm" svg:y="9.4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5cm" svg:height="0.001cm" svg:x="4.25cm" svg:y="9.49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cm" svg:height="0.001cm" svg:x="10.75cm" svg:y="9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0.001cm" svg:x="11.5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5cm" svg:height="0.001cm" svg:x="12.5cm" svg:y="5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5cm" svg:height="0.001cm" svg:x="10.75cm" svg:y="2.49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0.001cm" svg:x="11.75cm" svg:y="2.4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5cm" svg:height="0.001cm" svg:x="13cm" svg:y="2.4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0.01cm" draw:transform="rotate (-1.57271618897209) translate (12.263cm 1cm)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8" draw:text-style-name="P1" draw:layer="layout" svg:width="3.75cm" svg:height="0.007cm" draw:transform="rotate (-1.57271618897209) translate (13.808cm 5.75cm)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8" draw:text-style-name="P1" draw:layer="layout" svg:width="3.75cm" svg:height="0.007cm" draw:transform="rotate (-1.57271618897209) translate (13.808cm 5.75cm)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8" draw:text-style-name="P1" draw:layer="layout" svg:width="3.75cm" svg:height="0.007cm" draw:transform="rotate (-1.57271618897209) translate (13.808cm 5.75cm)">
          <text:p/>
          <draw:enhanced-geometry svg:viewBox="0 0 21600 21600" draw:mirror-vertical="false" draw:type="rectangle" draw:enhanced-path="M 0 0 L 21600 0 21600 21600 0 21600 0 0 Z N"/>
        </draw:custom-shape>
        <draw:frame draw:style-name="gr13" draw:text-style-name="P2" draw:layer="layout" svg:width="2.582cm" svg:height="0.926cm" svg:x="0.918cm" svg:y="0.324cm">
          <draw:text-box>
            <text:p><text:span text:style-name="T1">ANDAR 1</text:span></text:p>
          </draw:text-box>
        </draw:frame>
        <draw:frame draw:style-name="gr14" draw:text-style-name="P2" draw:layer="layout" svg:width="2.218cm" svg:height="0.884cm" svg:x="1.5cm" svg:y="1.5cm">
          <draw:text-box>
            <text:p><text:span text:style-name="T2">SALA 01</text:span></text:p>
          </draw:text-box>
        </draw:frame>
        <draw:frame draw:style-name="gr14" draw:text-style-name="P2" draw:layer="layout" svg:width="2.218cm" svg:height="0.884cm" svg:x="4.75cm" svg:y="1.616cm">
          <draw:text-box>
            <text:p><text:span text:style-name="T2">SALA 02</text:span></text:p>
          </draw:text-box>
        </draw:frame>
        <draw:frame draw:style-name="gr14" draw:text-style-name="P2" draw:layer="layout" svg:width="2.218cm" svg:height="0.884cm" svg:x="8cm" svg:y="1.616cm">
          <draw:text-box>
            <text:p><text:span text:style-name="T2">SALA 03</text:span></text:p>
          </draw:text-box>
        </draw:frame>
        <draw:frame draw:style-name="gr14" draw:text-style-name="P2" draw:layer="layout" svg:width="2.218cm" svg:height="0.884cm" svg:x="1.5cm" svg:y="7.25cm">
          <draw:text-box>
            <text:p><text:span text:style-name="T2">SALA 04</text:span></text:p>
          </draw:text-box>
        </draw:frame>
        <draw:frame draw:style-name="gr14" draw:text-style-name="P2" draw:layer="layout" svg:width="2.218cm" svg:height="0.884cm" svg:x="11.282cm" svg:y="7.25cm">
          <draw:text-box>
            <text:p><text:span text:style-name="T2">SALA 05</text:span></text:p>
          </draw:text-box>
        </draw:frame>
        <draw:frame draw:style-name="gr15" draw:text-style-name="P4" draw:layer="layout" svg:width="2.065cm" svg:height="0.883cm" svg:x="0.75cm" svg:y="4.867cm">
          <draw:text-box>
            <text:p text:style-name="P3"><text:span text:style-name="T2">Escada</text:span></text:p>
          </draw:text-box>
        </draw:frame>
        <draw:custom-shape draw:style-name="gr2" draw:text-style-name="P1" draw:layer="layout" svg:width="3.731cm" svg:height="0.007cm" draw:transform="rotate (-1.57271618897209) translate (1.014cm 3.499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" draw:layer="layout" svg:width="1cm" svg:height="0.012cm" draw:transform="rotate (-1.57271618897209) translate (2.75cm 4.75cm)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2" draw:text-style-name="P1" draw:layer="layout" svg:width="3.731cm" svg:height="0.007cm" draw:transform="rotate (-1.57271618897209) translate (13.814cm 3.499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6" draw:text-style-name="P6" draw:layer="layout" svg:width="1.75cm" svg:height="1.25cm" svg:x="12.05cm" svg:y="4.5cm">
          <text:p text:style-name="P5"><text:span text:style-name="T3">Elevador</text:span></text:p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2.25cm" svg:height="1.239cm" svg:x="10.5cm" svg:y="1cm">
          <draw:text-box>
            <text:p text:style-name="P3"><text:span text:style-name="T4">Banheiro</text:span></text:p>
            <text:p text:style-name="P3"><text:span text:style-name="T5">M </text:span></text:p>
          </draw:text-box>
        </draw:frame>
        <draw:frame draw:style-name="gr18" draw:text-style-name="P2" draw:layer="layout" svg:width="2.078cm" svg:height="1.163cm" svg:x="12cm" svg:y="1cm">
          <draw:text-box>
            <text:p><text:span text:style-name="T6">Banheiro</text:span></text:p>
            <text:p><text:span text:style-name="T6">F</text:span></text:p>
          </draw:text-box>
        </draw:frame>
        <draw:custom-shape draw:style-name="gr10" draw:text-style-name="P1" draw:layer="layout" svg:width="0.75cm" svg:height="0.001cm" svg:x="10.25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5cm" svg:height="0.001cm" svg:x="12.5cm" svg:y="5.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2.25cm" svg:height="1.75cm" svg:x="4.25cm" svg:y="5.75cm">
          <text:p text:style-name="P8"><text:span text:style-name="T7">Recepção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" draw:layer="layout" svg:width="1.25cm" svg:height="0.001cm" svg:x="9.5cm" svg:y="9.5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2.404cm" svg:height="0.963cm" svg:x="6.25cm" svg:y="8.537cm">
          <draw:text-box>
            <text:p text:style-name="P3"><text:span text:style-name="T8">Entrada</text:span></text:p>
          </draw:text-box>
        </draw:frame>
        <draw:custom-shape draw:style-name="gr20" draw:text-style-name="P1" draw:layer="layout" svg:width="1.75cm" svg:height="0.001cm" svg:x="4.25cm" svg:y="9.499cm">
          <text:p/>
          <draw:enhanced-geometry svg:viewBox="0 0 21600 21600" draw:type="rectangle" draw:enhanced-path="M 0 0 L 21600 0 21600 21600 0 21600 0 0 Z N"/>
        </draw:custom-shape>
        <draw:measure draw:style-name="gr21" draw:text-style-name="P12" draw:layer="measurelines" svg:x1="0.9cm" svg:y1="1cm" svg:x2="0.9cm" svg:y2="4.75cm">
          <text:p text:style-name="P11"><text:span text:style-name="T9">10MTS</text:span></text:p>
        </draw:measure>
        <draw:measure draw:style-name="gr22" draw:text-style-name="P14" draw:layer="measurelines" svg:x1="1cm" svg:y1="5cm" svg:x2="4.25cm" svg:y2="5cm">
          <text:p text:style-name="P13"><text:span text:style-name="T10">5MTS</text:span></text:p>
        </draw:measure>
        <draw:measure draw:style-name="gr23" draw:text-style-name="P12" draw:layer="layout" svg:x1="3.9cm" svg:y1="1cm" svg:x2="3.9cm" svg:y2="4.75cm">
          <text:p text:style-name="P11"><text:span text:style-name="T9">10MTS</text:span></text:p>
        </draw:measure>
        <draw:measure draw:style-name="gr24" draw:text-style-name="P14" draw:layer="layout" svg:x1="4.25cm" svg:y1="5cm" svg:x2="7.5cm" svg:y2="5cm">
          <text:p text:style-name="P13"><text:span text:style-name="T10">5MTS</text:span></text:p>
        </draw:measure>
        <draw:measure draw:style-name="gr25" draw:text-style-name="P12" draw:layer="layout" svg:x1="7.15cm" svg:y1="1cm" svg:x2="7.15cm" svg:y2="4.75cm">
          <text:p text:style-name="P11"><text:span text:style-name="T9">10MTS</text:span></text:p>
        </draw:measure>
        <draw:measure draw:style-name="gr26" draw:text-style-name="P14" draw:layer="layout" svg:x1="7.5cm" svg:y1="5cm" svg:x2="10.75cm" svg:y2="5cm">
          <text:p text:style-name="P13"><text:span text:style-name="T10">5MTS</text:span></text:p>
        </draw:measure>
        <draw:measure draw:style-name="gr27" draw:text-style-name="P14" draw:layer="layout" svg:x1="1cm" svg:y1="9.6cm" svg:x2="4.25cm" svg:y2="9.6cm">
          <text:p text:style-name="P13"><text:span text:style-name="T10">5MTS</text:span></text:p>
          <text:p text:style-name="P13"><text:span text:style-name="T10"/></text:p>
        </draw:measure>
        <draw:measure draw:style-name="gr28" draw:text-style-name="P12" draw:layer="layout" svg:x1="0.9cm" svg:y1="5.75cm" svg:x2="0.9cm" svg:y2="9.5cm">
          <text:p text:style-name="P11"><text:span text:style-name="T9">10MTS</text:span></text:p>
        </draw:measure>
        <draw:measure draw:style-name="gr29" draw:text-style-name="P12" draw:layer="layout" svg:x1="10.15cm" svg:y1="5.75cm" svg:x2="10.15cm" svg:y2="9.5cm">
          <text:p text:style-name="P11"><text:span text:style-name="T9">10MTS</text:span></text:p>
        </draw:measure>
        <draw:custom-shape draw:style-name="gr2" draw:text-style-name="P1" draw:layer="layout" svg:width="3.731cm" svg:height="0.003cm" draw:transform="rotate (-1.57271618897209) translate (10.25cm 5.75cm)">
          <text:p/>
          <draw:enhanced-geometry svg:viewBox="0 0 21600 21600" draw:mirror-vertical="false" draw:type="rectangle" draw:enhanced-path="M 0 0 L 21600 0 21600 21600 0 21600 0 0 Z N"/>
        </draw:custom-shape>
        <draw:measure draw:style-name="gr30" draw:text-style-name="P16" draw:layer="measurelines" svg:x1="10.25cm" svg:y1="9.6cm" svg:x2="13.75cm" svg:y2="9.6cm">
          <text:p text:style-name="P15"><text:span text:style-name="T10">5MTS</text:span></text:p>
        </draw:measure>
        <draw:measure draw:style-name="gr31" draw:text-style-name="P16" draw:layer="measurelines" svg:x1="4.25cm" svg:y1="9.6cm" svg:x2="10.25cm" svg:y2="9.6cm">
          <text:p text:style-name="P15"><text:span text:style-name="T10">10MTS</text:span></text:p>
        </draw:measure>
      </draw:page>
      <draw:page draw:name="page2" draw:style-name="dp1" draw:master-page-name="Padrão">
        <draw:custom-shape draw:style-name="gr1" draw:text-style-name="P1" draw:layer="layout" svg:width="3.25cm" svg:height="0.001cm" svg:x="4.2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31cm" svg:height="0.007cm" draw:transform="rotate (-1.57271618897209) translate (4.264cm 0.999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3.731cm" svg:height="0.007cm" draw:transform="rotate (-1.57271618897209) translate (7.514cm 0.999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1" draw:layer="layout" svg:width="1.25cm" svg:height="0.001cm" svg:x="4.25cm" svg:y="4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5cm" svg:height="0.001cm" svg:x="6.25cm" svg:y="4.7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5cm" svg:height="0.001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31cm" svg:height="0.007cm" draw:transform="rotate (-1.57271618897209) translate (1.014cm 1.018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3.731cm" svg:height="0.003cm" draw:transform="rotate (-1.57271618897209) translate (4.253cm 1.018cm)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4" draw:text-style-name="P1" draw:layer="layout" svg:width="2cm" svg:height="0.001cm" svg:x="1cm" svg:y="4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0.001cm" svg:x="3.75cm" svg:y="4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049cm" svg:height="0.001cm" svg:x="10.75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31cm" svg:height="0.007cm" draw:transform="rotate (-1.57271618897209) translate (10.765cm 0.999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3.25cm" svg:height="0.001cm" svg:x="7.50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31cm" svg:height="0.007cm" draw:transform="rotate (-1.57271618897209) translate (7.515cm 1.018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3.731cm" svg:height="0.003cm" draw:transform="rotate (-1.57271618897209) translate (10.754cm 1.018cm)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3" draw:text-style-name="P1" draw:layer="layout" svg:width="1.25cm" svg:height="0.001cm" svg:x="7.501cm" svg:y="4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5cm" svg:height="0.001cm" svg:x="9.501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31cm" svg:height="0.011cm" draw:transform="rotate (-1.57271618897209) translate (13.818cm 1.018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7" draw:text-style-name="P1" draw:layer="layout" svg:width="3.581cm" svg:height="0.008cm" draw:transform="rotate (-1.57271618897209) translate (4.265cm 5.749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8" draw:text-style-name="P1" draw:layer="layout" svg:width="3.75cm" svg:height="0.008cm" draw:transform="rotate (-1.57271618897209) translate (1.015cm 5.75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8" draw:text-style-name="P1" draw:layer="layout" svg:width="3.75cm" svg:height="0.001cm" draw:transform="rotate (-1.57271618897209) translate (4.257cm 5.75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8" draw:text-style-name="P1" draw:layer="layout" svg:width="3.75cm" svg:height="0.016cm" draw:transform="rotate (-1.57271618897209) translate (10.766cm 5.75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8" draw:text-style-name="P1" draw:layer="layout" svg:width="3.75cm" svg:height="0.009cm" draw:transform="rotate (-1.57271618897209) translate (7.516cm 5.75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8" draw:text-style-name="P1" draw:layer="layout" svg:width="3.75cm" svg:height="0.007cm" draw:transform="rotate (-1.57271618897209) translate (13.807cm 5.75cm)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5" draw:text-style-name="P1" draw:layer="layout" svg:width="0.5cm" svg:height="0.001cm" svg:x="3.75cm" svg:y="5.7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0.001cm" svg:x="1cm" svg:y="5.7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5cm" svg:height="0.001cm" svg:x="1cm" svg:y="9.4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5cm" svg:height="0.001cm" svg:x="4.25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5cm" svg:height="0.001cm" svg:x="6.25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5cm" svg:height="0.001cm" svg:x="7.5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5cm" svg:height="0.001cm" svg:x="9.5cm" svg:y="5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5cm" svg:height="0.001cm" svg:x="4.25cm" svg:y="9.4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5cm" svg:height="0.001cm" svg:x="7.5cm" svg:y="9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cm" svg:height="0.001cm" svg:x="10.75cm" svg:y="9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0.001cm" svg:x="11.5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5cm" svg:height="0.001cm" svg:x="12.5cm" svg:y="5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5cm" svg:height="0.001cm" svg:x="10.75cm" svg:y="2.49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0.001cm" svg:x="11.75cm" svg:y="2.4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5cm" svg:height="0.001cm" svg:x="13cm" svg:y="2.4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0.01cm" draw:transform="rotate (-1.57271618897209) translate (12.263cm 1cm)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8" draw:text-style-name="P1" draw:layer="layout" svg:width="3.75cm" svg:height="0.007cm" draw:transform="rotate (-1.57271618897209) translate (13.808cm 5.75cm)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8" draw:text-style-name="P1" draw:layer="layout" svg:width="3.75cm" svg:height="0.007cm" draw:transform="rotate (-1.57271618897209) translate (13.808cm 5.75cm)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8" draw:text-style-name="P1" draw:layer="layout" svg:width="3.75cm" svg:height="0.007cm" draw:transform="rotate (-1.57271618897209) translate (13.808cm 5.75cm)">
          <text:p/>
          <draw:enhanced-geometry svg:viewBox="0 0 21600 21600" draw:mirror-vertical="false" draw:type="rectangle" draw:enhanced-path="M 0 0 L 21600 0 21600 21600 0 21600 0 0 Z N"/>
        </draw:custom-shape>
        <draw:frame draw:style-name="gr13" draw:text-style-name="P18" draw:layer="layout" svg:width="2.582cm" svg:height="0.926cm" svg:x="0.918cm" svg:y="0.324cm">
          <draw:text-box>
            <text:p text:style-name="P17"><text:span text:style-name="T1">ANDAR 2</text:span></text:p>
          </draw:text-box>
        </draw:frame>
        <draw:frame draw:style-name="gr14" draw:text-style-name="P18" draw:layer="layout" svg:width="2.218cm" svg:height="0.884cm" svg:x="1.5cm" svg:y="1.5cm">
          <draw:text-box>
            <text:p text:style-name="P17"><text:span text:style-name="T2">SALA 01</text:span></text:p>
          </draw:text-box>
        </draw:frame>
        <draw:frame draw:style-name="gr14" draw:text-style-name="P18" draw:layer="layout" svg:width="2.218cm" svg:height="0.884cm" svg:x="4.75cm" svg:y="1.616cm">
          <draw:text-box>
            <text:p text:style-name="P17"><text:span text:style-name="T2">SALA 02</text:span></text:p>
          </draw:text-box>
        </draw:frame>
        <draw:frame draw:style-name="gr14" draw:text-style-name="P18" draw:layer="layout" svg:width="2.218cm" svg:height="0.884cm" svg:x="8cm" svg:y="1.616cm">
          <draw:text-box>
            <text:p text:style-name="P17"><text:span text:style-name="T2">SALA 03</text:span></text:p>
          </draw:text-box>
        </draw:frame>
        <draw:frame draw:style-name="gr14" draw:text-style-name="P18" draw:layer="layout" svg:width="2.218cm" svg:height="0.884cm" svg:x="1.5cm" svg:y="7.25cm">
          <draw:text-box>
            <text:p text:style-name="P17"><text:span text:style-name="T2">SALA 04</text:span></text:p>
          </draw:text-box>
        </draw:frame>
        <draw:frame draw:style-name="gr14" draw:text-style-name="P18" draw:layer="layout" svg:width="2.218cm" svg:height="0.884cm" svg:x="4.782cm" svg:y="7.25cm">
          <draw:text-box>
            <text:p text:style-name="P17"><text:span text:style-name="T2">SALA 05</text:span></text:p>
          </draw:text-box>
        </draw:frame>
        <draw:frame draw:style-name="gr14" draw:text-style-name="P18" draw:layer="layout" svg:width="2.218cm" svg:height="0.884cm" svg:x="8.032cm" svg:y="7.25cm">
          <draw:text-box>
            <text:p text:style-name="P17"><text:span text:style-name="T2">SALA 06</text:span></text:p>
          </draw:text-box>
        </draw:frame>
        <draw:frame draw:style-name="gr14" draw:text-style-name="P18" draw:layer="layout" svg:width="2.218cm" svg:height="0.884cm" svg:x="10.782cm" svg:y="6.116cm">
          <draw:text-box>
            <text:p text:style-name="P17"><text:span text:style-name="T2">SALA 07</text:span></text:p>
          </draw:text-box>
        </draw:frame>
        <draw:frame draw:style-name="gr15" draw:text-style-name="P4" draw:layer="layout" svg:width="2.065cm" svg:height="0.883cm" svg:x="0.75cm" svg:y="4.867cm">
          <draw:text-box>
            <text:p text:style-name="P19"><text:span text:style-name="T2">Escada</text:span></text:p>
          </draw:text-box>
        </draw:frame>
        <draw:custom-shape draw:style-name="gr2" draw:text-style-name="P1" draw:layer="layout" svg:width="3.731cm" svg:height="0.007cm" draw:transform="rotate (-1.57271618897209) translate (1.014cm 3.499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" draw:layer="layout" svg:width="1cm" svg:height="0.012cm" draw:transform="rotate (-1.57271618897209) translate (2.75cm 4.75cm)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2" draw:text-style-name="P1" draw:layer="layout" svg:width="3.731cm" svg:height="0.007cm" draw:transform="rotate (-1.57271618897209) translate (13.814cm 3.499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6" draw:text-style-name="P6" draw:layer="layout" svg:width="1.75cm" svg:height="1.25cm" svg:x="12.05cm" svg:y="4.5cm">
          <text:p text:style-name="P20"><text:span text:style-name="T3">Elevador</text:span></text:p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2.25cm" svg:height="1.239cm" svg:x="10.5cm" svg:y="1cm">
          <draw:text-box>
            <text:p text:style-name="P21"><text:span text:style-name="T4">Banheiro</text:span></text:p>
            <text:p text:style-name="P21"><text:span text:style-name="T5">M </text:span></text:p>
          </draw:text-box>
        </draw:frame>
        <draw:frame draw:style-name="gr18" draw:text-style-name="P18" draw:layer="layout" svg:width="2.078cm" svg:height="1.163cm" svg:x="12cm" svg:y="1cm">
          <draw:text-box>
            <text:p text:style-name="P17"><text:span text:style-name="T6">Banheiro</text:span></text:p>
            <text:p text:style-name="P17"><text:span text:style-name="T6">F</text:span></text:p>
          </draw:text-box>
        </draw:frame>
        <draw:measure draw:style-name="gr32" draw:text-style-name="P12" draw:layer="layout" svg:x1="0.9cm" svg:y1="1cm" svg:x2="0.9cm" svg:y2="4.75cm">
          <text:p text:style-name="P11"><text:span text:style-name="T9">10MTS</text:span></text:p>
        </draw:measure>
        <draw:measure draw:style-name="gr33" draw:text-style-name="P14" draw:layer="layout" svg:x1="1cm" svg:y1="4.85cm" svg:x2="4.25cm" svg:y2="4.85cm">
          <text:p text:style-name="P13"><text:span text:style-name="T10">5MTS</text:span></text:p>
        </draw:measure>
        <draw:measure draw:style-name="gr34" draw:text-style-name="P12" draw:layer="layout" svg:x1="4.15cm" svg:y1="1cm" svg:x2="4.15cm" svg:y2="4.75cm">
          <text:p text:style-name="P11"><text:span text:style-name="T9">10MTS</text:span></text:p>
        </draw:measure>
        <draw:measure draw:style-name="gr35" draw:text-style-name="P14" draw:layer="layout" svg:x1="4.25cm" svg:y1="4.85cm" svg:x2="7.5cm" svg:y2="4.85cm">
          <text:p text:style-name="P13"><text:span text:style-name="T10">5MTS</text:span></text:p>
        </draw:measure>
        <draw:measure draw:style-name="gr36" draw:text-style-name="P12" draw:layer="layout" svg:x1="7.4cm" svg:y1="1cm" svg:x2="7.4cm" svg:y2="4.75cm">
          <text:p text:style-name="P11"><text:span text:style-name="T9">10MTS</text:span></text:p>
        </draw:measure>
        <draw:measure draw:style-name="gr37" draw:text-style-name="P14" draw:layer="layout" svg:x1="7.5cm" svg:y1="4.85cm" svg:x2="10.75cm" svg:y2="4.85cm">
          <text:p text:style-name="P13"><text:span text:style-name="T10">5MTS</text:span></text:p>
        </draw:measure>
        <draw:measure draw:style-name="gr38" draw:text-style-name="P12" draw:layer="layout" svg:x1="0.9cm" svg:y1="5.75cm" svg:x2="0.9cm" svg:y2="9.5cm">
          <text:p text:style-name="P11"><text:span text:style-name="T9">10MTS</text:span></text:p>
        </draw:measure>
        <draw:measure draw:style-name="gr39" draw:text-style-name="P14" draw:layer="layout" svg:x1="1cm" svg:y1="9.6cm" svg:x2="4.25cm" svg:y2="9.6cm">
          <text:p text:style-name="P13"><text:span text:style-name="T10">5MTS</text:span></text:p>
        </draw:measure>
        <draw:measure draw:style-name="gr40" draw:text-style-name="P12" draw:layer="layout" svg:x1="4.15cm" svg:y1="5.75cm" svg:x2="4.15cm" svg:y2="9.5cm">
          <text:p text:style-name="P11"><text:span text:style-name="T9">10MTS</text:span></text:p>
        </draw:measure>
        <draw:measure draw:style-name="gr41" draw:text-style-name="P14" draw:layer="layout" svg:x1="4.25cm" svg:y1="9.6cm" svg:x2="7.5cm" svg:y2="9.6cm">
          <text:p text:style-name="P13"><text:span text:style-name="T10">5MTS</text:span></text:p>
        </draw:measure>
        <draw:measure draw:style-name="gr42" draw:text-style-name="P12" draw:layer="layout" svg:x1="7.4cm" svg:y1="5.75cm" svg:x2="7.4cm" svg:y2="9.5cm">
          <text:p text:style-name="P11"><text:span text:style-name="T9">10MTS</text:span></text:p>
        </draw:measure>
        <draw:measure draw:style-name="gr43" draw:text-style-name="P14" draw:layer="layout" svg:x1="7.5cm" svg:y1="9.6cm" svg:x2="10.75cm" svg:y2="9.6cm">
          <text:p text:style-name="P13"><text:span text:style-name="T10">5MTS</text:span></text:p>
        </draw:measure>
        <draw:measure draw:style-name="gr44" draw:text-style-name="P12" draw:layer="layout" svg:x1="13.872cm" svg:y1="9.501cm" svg:x2="13.9cm" svg:y2="5.751cm">
          <text:p text:style-name="P11"><text:span text:style-name="T9">10MTS</text:span></text:p>
        </draw:measure>
        <draw:measure draw:style-name="gr45" draw:text-style-name="P23" draw:layer="measurelines" svg:x1="10.75cm" svg:y1="9.6cm" svg:x2="13.75cm" svg:y2="9.6cm">
          <text:p text:style-name="P22"><text:span text:style-name="T11">5MTS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02T19:20:52.940000000</meta:creation-date>
    <dc:date>2024-04-02T21:39:36.186000000</dc:date>
    <meta:editing-duration>PT13M37S</meta:editing-duration>
    <meta:editing-cycles>5</meta:editing-cycles>
    <meta:generator>LibreOffice/24.2.2.2$Windows_X86_64 LibreOffice_project/d56cc158d8a96260b836f100ef4b4ef25d6f1a01</meta:generator>
    <meta:document-statistic meta:object-count="139"/>
  </office:meta>
</office:document-meta>
</file>